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21-03-0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9-09-16 0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9-01-29 1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8-09-18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8-05-14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8-01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7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7-05-16 0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7-01-26 0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6-09-29 1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6-05-03 0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6-01-12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5-07-13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2144" calcext:value-type="float">
            <text:p>2.4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5-01-2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4-03-17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3-0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2-02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6267</text:p>
          </table:table-cell>
          <table:table-cell office:value-type="string" calcext:value-type="string">
            <text:p>2010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51" meta:object-count="0"/>
    <meta:user-defined meta:name="AppVersion">3.0</meta:user-defined>
  </office:meta>
</office:document-meta>
</file>